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0400000101FFFA6829.svm" manifest:media-type=""/>
  <manifest:file-entry manifest:full-path="Pictures/2000001200000102000001299787D8AE.svm" manifest:media-type=""/>
  <manifest:file-entry manifest:full-path="Pictures/20000022000002160000019BABB48E03.svm" manifest:media-type=""/>
  <manifest:file-entry manifest:full-path="Pictures/200000220000026F0000014CF75B2736.svm" manifest:media-type=""/>
  <manifest:file-entry manifest:full-path="Pictures/2000002A0000022100000195B99FF845.svm" manifest:media-type=""/>
  <manifest:file-entry manifest:full-path="Pictures/10000000000000960000011016C8DDFD.png" manifest:media-type=""/>
  <manifest:file-entry manifest:full-path="Pictures/20000012000001140000013F330467B5.svm" manifest:media-type=""/>
  <manifest:file-entry manifest:full-path="Pictures/200000220000025D000001442CE84E2F.svm" manifest:media-type=""/>
  <manifest:file-entry manifest:full-path="Pictures/200000320000025F000001B68BBD7B12.svm" manifest:media-type=""/>
  <manifest:file-entry manifest:full-path="Pictures/2000003A0000027D000001B6FAA4DAFC.svm" manifest:media-type=""/>
  <manifest:file-entry manifest:full-path="Pictures/2000006A000006DF000001B6490AD1D1.svm" manifest:media-type=""/>
  <manifest:file-entry manifest:full-path="Pictures/200000320000036B000001012764E9C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TexMathsArgs="18§display§J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rho_i^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beta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8§display§J_{i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4§display§\beta_{i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24§display§\rho_{i+1}^{\text{Ou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24§display§\rho_i^{\text{Out}}=\rho_{i+1}^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24§display§\rho_i^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24§display§\rho_{i+1}^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4§display§u_{i,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4§display§u_{i+1,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1.033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1.016cm" svg:x="5.699cm" svg:y="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2.159cm" svg:x="3.54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07cm" svg:height="0.83cm" draw:transform="rotate (0.657640062151463) translate (9.255cm 5.1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1.635cm 5.0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921cm" svg:height="1.016cm" svg:x="0.619cm" svg:y="2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921cm" svg:height="1.016cm" svg:x="13.192cm" svg:y="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5.191cm 1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463cm" svg:height="0.533cm" svg:x="4.429cm" svg:y="2.875cm">
          <draw:image xlink:href="Pictures/2000001200000102000001299787D8AE.svm" xlink:type="simple" xlink:show="embed" xlink:actuate="onLoad">
            <text:p/>
          </draw:image>
        </draw:frame>
        <draw:frame draw:style-name="gr7" draw:text-style-name="P1" draw:layer="layout" svg:width="1.306cm" svg:height="0.97cm" svg:x="1.254cm" svg:y="3.637cm">
          <draw:image xlink:href="Pictures/2000002A0000022100000195B99FF845.svm" xlink:type="simple" xlink:show="embed" xlink:actuate="onLoad">
            <text:p/>
          </draw:image>
        </draw:frame>
        <draw:frame draw:style-name="gr8" draw:text-style-name="P1" draw:layer="layout" svg:width="0.787cm" svg:height="0.763cm" svg:x="5.064cm" svg:y="0.843cm">
          <draw:image xlink:href="Pictures/20000012000001140000013F330467B5.svm" xlink:type="simple" xlink:show="embed" xlink:actuate="onLoad">
            <text:p/>
          </draw:image>
        </draw:frame>
        <draw:frame draw:style-name="gr9" draw:text-style-name="P1" draw:layer="layout" svg:width="1.087cm" svg:height="0.581cm" svg:x="11.541cm" svg:y="2.929cm">
          <draw:image xlink:href="Pictures/200000220000025D000001442CE84E2F.svm" xlink:type="simple" xlink:show="embed" xlink:actuate="onLoad">
            <text:p/>
          </draw:image>
        </draw:frame>
        <draw:custom-shape draw:style-name="gr1" draw:text-style-name="P1" draw:layer="layout" svg:width="2.408cm" svg:height="0.83cm" draw:transform="rotate (0.657640062151463) translate (12.811cm 2.2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1.493cm" svg:height="0.794cm" svg:x="12.08cm" svg:y="0.843cm">
          <draw:image xlink:href="Pictures/200000220000026F0000014CF75B2736.svm" xlink:type="simple" xlink:show="embed" xlink:actuate="onLoad">
            <text:p/>
          </draw:image>
        </draw:frame>
        <draw:frame draw:style-name="gr11" draw:text-style-name="P1" draw:layer="layout" svg:width="1.526cm" svg:height="1.046cm" svg:x="13.573cm" svg:y="3.637cm">
          <draw:image xlink:href="Pictures/2000003A0000027D000001B6FAA4DAFC.svm" xlink:type="simple" xlink:show="embed" xlink:actuate="onLoad">
            <text:p/>
          </draw:image>
        </draw:frame>
        <draw:frame draw:style-name="gr12" draw:text-style-name="P1" draw:layer="layout" svg:width="4.219cm" svg:height="1.046cm" svg:x="5.719cm" svg:y="3.643cm">
          <draw:image xlink:href="Pictures/2000006A000006DF000001B6490AD1D1.svm" xlink:type="simple" xlink:show="embed" xlink:actuate="onLoad">
            <text:p/>
          </draw:image>
        </draw:frame>
        <draw:frame draw:style-name="gr13" draw:text-style-name="P1" draw:layer="layout" svg:width="1.279cm" svg:height="0.982cm" svg:x="0.483cm" svg:y="5.191cm">
          <draw:image xlink:href="Pictures/20000022000002160000019BABB48E03.svm" xlink:type="simple" xlink:show="embed" xlink:actuate="onLoad">
            <text:p/>
          </draw:image>
        </draw:frame>
        <draw:frame draw:style-name="gr14" draw:text-style-name="P1" draw:layer="layout" svg:width="1.452cm" svg:height="1.046cm" svg:x="7.985cm" svg:y="5.161cm">
          <draw:image xlink:href="Pictures/200000320000025F000001B68BBD7B12.svm" xlink:type="simple" xlink:show="embed" xlink:actuate="onLoad">
            <text:p/>
          </draw:image>
        </draw:frame>
        <draw:frame draw:style-name="gr15" draw:text-style-name="P1" draw:layer="layout" svg:width="0.459cm" svg:height="0.832cm" svg:x="3.286cm" svg:y="4.613cm">
          <draw:image xlink:href="Pictures/10000000000000960000011016C8DDFD.png" xlink:type="simple" xlink:show="embed" xlink:actuate="onLoad">
            <text:p/>
          </draw:image>
        </draw:frame>
        <draw:frame draw:style-name="gr16" draw:text-style-name="P1" draw:layer="layout" svg:width="1.236cm" svg:height="0.614cm" svg:x="3.921cm" svg:y="4.81cm">
          <draw:image xlink:href="Pictures/200000220000020400000101FFFA6829.svm" xlink:type="simple" xlink:show="embed" xlink:actuate="onLoad">
            <text:p/>
          </draw:image>
        </draw:frame>
        <draw:frame draw:style-name="gr15" draw:text-style-name="P1" draw:layer="layout" svg:width="0.459cm" svg:height="0.832cm" svg:x="10.813cm" svg:y="4.74cm">
          <draw:image xlink:href="Pictures/10000000000000960000011016C8DDFD.png" xlink:type="simple" xlink:show="embed" xlink:actuate="onLoad">
            <text:p/>
          </draw:image>
        </draw:frame>
        <draw:frame draw:style-name="gr17" draw:text-style-name="P1" draw:layer="layout" svg:width="2.095cm" svg:height="0.614cm" svg:x="11.448cm" svg:y="4.937cm">
          <draw:image xlink:href="Pictures/200000320000036B000001012764E9C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8:15:33</meta:creation-date>
    <dc:date>2013-04-16T10:21:56</dc:date>
    <dc:creator>Jack Reilly</dc:creator>
    <meta:editing-duration>PT1H57M44S</meta:editing-duration>
    <meta:editing-cycles>10</meta:editing-cycles>
    <meta:generator>LibreOffice/3.6$MacOSX_x86 LibreOffice_project/2ef5aff-a6fb0ff-166bdff-cf087ad-0f1389</meta:generator>
    <meta:document-statistic meta:object-count="22"/>
  </office:meta>
</office:document-meta>
</file>